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3d465"/>
    </style:style>
    <style:style style:name="P2" style:family="paragraph" style:parent-style-name="Standard">
      <style:text-properties officeooo:paragraph-rsid="00046e7c"/>
    </style:style>
    <style:style style:name="P3" style:family="paragraph" style:parent-style-name="Standard">
      <style:text-properties officeooo:rsid="00065c9a" officeooo:paragraph-rsid="00065c9a"/>
    </style:style>
    <style:style style:name="P4" style:family="paragraph" style:parent-style-name="Standard">
      <style:text-properties officeooo:rsid="00065c9a" officeooo:paragraph-rsid="0006e056"/>
    </style:style>
    <style:style style:name="P5" style:family="paragraph" style:parent-style-name="Standard">
      <style:text-properties officeooo:paragraph-rsid="00065c9a"/>
    </style:style>
    <style:style style:name="P6" style:family="paragraph" style:parent-style-name="Standard">
      <style:text-properties officeooo:paragraph-rsid="00078a76"/>
    </style:style>
    <style:style style:name="P7" style:family="paragraph" style:parent-style-name="Standard">
      <style:text-properties officeooo:paragraph-rsid="0008a025"/>
    </style:style>
    <style:style style:name="P8" style:family="paragraph" style:parent-style-name="Standard">
      <style:text-properties officeooo:rsid="0008a025" officeooo:paragraph-rsid="0008a025"/>
    </style:style>
    <style:style style:name="P9" style:family="paragraph" style:parent-style-name="Standard">
      <style:text-properties officeooo:rsid="000a4481" officeooo:paragraph-rsid="000a4481"/>
    </style:style>
    <style:style style:name="P10" style:family="paragraph" style:parent-style-name="Standard">
      <style:text-properties officeooo:rsid="000fa66d" officeooo:paragraph-rsid="000fa66d"/>
    </style:style>
    <style:style style:name="P11" style:family="paragraph" style:parent-style-name="Standard">
      <style:text-properties style:text-underline-style="solid" style:text-underline-width="auto" style:text-underline-color="font-color" fo:font-weight="bold"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0fa66d" officeooo:paragraph-rsid="000fa66d" style:font-weight-asian="bold" style:font-weight-complex="bold"/>
    </style:style>
    <style:style style:name="P13" style:family="paragraph" style:parent-style-name="Standard">
      <style:text-properties officeooo:rsid="001194d5" officeooo:paragraph-rsid="001194d5"/>
    </style:style>
    <style:style style:name="P14" style:family="paragraph" style:parent-style-name="Standard">
      <style:text-properties officeooo:rsid="0013d0e7" officeooo:paragraph-rsid="0013d0e7"/>
    </style:style>
    <style:style style:name="P15" style:family="paragraph" style:parent-style-name="Standard">
      <style:text-properties officeooo:paragraph-rsid="000dda5e"/>
    </style:style>
    <style:style style:name="P16" style:family="paragraph" style:parent-style-name="Standard">
      <style:text-properties officeooo:rsid="001537de" officeooo:paragraph-rsid="001537de"/>
    </style:style>
    <style:style style:name="P17" style:family="paragraph" style:parent-style-name="Standard">
      <style:text-properties officeooo:rsid="001537de" officeooo:paragraph-rsid="001e7f38"/>
    </style:style>
    <style:style style:name="P18" style:family="paragraph" style:parent-style-name="Standard">
      <style:text-properties officeooo:rsid="001537de" officeooo:paragraph-rsid="001ec821"/>
    </style:style>
    <style:style style:name="P19" style:family="paragraph" style:parent-style-name="Standard">
      <style:text-properties officeooo:rsid="001537de" officeooo:paragraph-rsid="00285a1f"/>
    </style:style>
    <style:style style:name="P20" style:family="paragraph" style:parent-style-name="Standard">
      <style:text-properties officeooo:rsid="001537de" officeooo:paragraph-rsid="00293f13"/>
    </style:style>
    <style:style style:name="P21" style:family="paragraph" style:parent-style-name="Standard">
      <style:text-properties officeooo:rsid="001537de" officeooo:paragraph-rsid="002a6ffa"/>
    </style:style>
    <style:style style:name="P22" style:family="paragraph" style:parent-style-name="Standard">
      <style:text-properties officeooo:paragraph-rsid="001537de"/>
    </style:style>
    <style:style style:name="P23" style:family="paragraph" style:parent-style-name="Standard">
      <style:text-properties officeooo:paragraph-rsid="0015e2c8"/>
    </style:style>
    <style:style style:name="P24" style:family="paragraph" style:parent-style-name="Standard">
      <style:text-properties officeooo:paragraph-rsid="001832f3"/>
    </style:style>
    <style:style style:name="P25" style:family="paragraph" style:parent-style-name="Standard">
      <style:text-properties fo:language="pl" fo:country="PL" officeooo:rsid="00184f0c" officeooo:paragraph-rsid="00184f0c"/>
    </style:style>
    <style:style style:name="P26" style:family="paragraph" style:parent-style-name="Standard">
      <style:text-properties fo:language="pl" fo:country="PL" officeooo:rsid="001dc940" officeooo:paragraph-rsid="001dc940"/>
    </style:style>
    <style:style style:name="P27" style:family="paragraph" style:parent-style-name="Standard">
      <style:text-properties fo:language="pl" fo:country="PL" officeooo:rsid="001dc940" officeooo:paragraph-rsid="001537de"/>
    </style:style>
    <style:style style:name="P28" style:family="paragraph" style:parent-style-name="Standard">
      <style:text-properties fo:language="pl" fo:country="PL" officeooo:rsid="001dc940" officeooo:paragraph-rsid="001e7f38"/>
    </style:style>
    <style:style style:name="P29" style:family="paragraph" style:parent-style-name="Standard">
      <style:text-properties fo:language="pl" fo:country="PL" officeooo:rsid="001dc940" officeooo:paragraph-rsid="002a6ffa"/>
    </style:style>
    <style:style style:name="P30" style:family="paragraph" style:parent-style-name="Standard">
      <style:text-properties fo:language="pl" fo:country="PL" officeooo:rsid="001e7f38" officeooo:paragraph-rsid="001e7f38"/>
    </style:style>
    <style:style style:name="P31" style:family="paragraph" style:parent-style-name="Standard">
      <style:text-properties fo:language="pl" fo:country="PL" officeooo:rsid="001ec821" officeooo:paragraph-rsid="001ec821"/>
    </style:style>
    <style:style style:name="P32" style:family="paragraph" style:parent-style-name="Standard">
      <style:text-properties fo:font-weight="bold" officeooo:rsid="000fa66d" officeooo:paragraph-rsid="000fa66d" style:font-weight-asian="bold" style:font-weight-complex="bold"/>
    </style:style>
    <style:style style:name="P33" style:family="paragraph" style:parent-style-name="Standard">
      <style:paragraph-properties fo:break-before="page"/>
      <style:text-properties fo:language="pl" fo:country="PL" officeooo:rsid="001dc940" officeooo:paragraph-rsid="001537de"/>
    </style:style>
    <style:style style:name="P34" style:family="paragraph" style:parent-style-name="Standard">
      <style:text-properties fo:language="pl" fo:country="PL" officeooo:rsid="001dc940" officeooo:paragraph-rsid="00285a1f"/>
    </style:style>
    <style:style style:name="P35" style:family="paragraph" style:parent-style-name="Standard">
      <style:text-properties fo:language="pl" fo:country="PL" officeooo:rsid="001dc940" officeooo:paragraph-rsid="002a6ffa"/>
    </style:style>
    <style:style style:name="P36" style:family="paragraph" style:parent-style-name="Standard">
      <style:text-properties officeooo:paragraph-rsid="00065c9a"/>
    </style:style>
    <style:style style:name="P37" style:family="paragraph" style:parent-style-name="Standard">
      <style:text-properties officeooo:paragraph-rsid="00078a76"/>
    </style:style>
    <style:style style:name="T1" style:family="text">
      <style:text-properties officeooo:rsid="0003d465"/>
    </style:style>
    <style:style style:name="T2" style:family="text">
      <style:text-properties officeooo:rsid="00046e7c"/>
    </style:style>
    <style:style style:name="T3" style:family="text">
      <style:text-properties officeooo:rsid="00065c9a"/>
    </style:style>
    <style:style style:name="T4" style:family="text">
      <style:text-properties fo:font-weight="bold" style:font-weight-asian="bold" style:font-weight-complex="bold"/>
    </style:style>
    <style:style style:name="T5" style:family="text">
      <style:text-properties fo:font-weight="bold" officeooo:rsid="00078a76" style:font-weight-asian="bold" style:font-weight-complex="bold"/>
    </style:style>
    <style:style style:name="T6" style:family="text">
      <style:text-properties fo:font-weight="bold" officeooo:rsid="001668dd" style:font-weight-asian="bold" style:font-weight-complex="bold"/>
    </style:style>
    <style:style style:name="T7" style:family="text">
      <style:text-properties fo:font-weight="bold" officeooo:rsid="0015e2c8" style:font-weight-asian="bold" style:font-weight-complex="bold"/>
    </style:style>
    <style:style style:name="T8" style:family="text">
      <style:text-properties fo:font-weight="bold" officeooo:rsid="002a6ffa" style:font-weight-asian="bold" style:font-weight-complex="bold"/>
    </style:style>
    <style:style style:name="T9" style:family="text">
      <style:text-properties officeooo:rsid="0006e056"/>
    </style:style>
    <style:style style:name="T10" style:family="text">
      <style:text-properties officeooo:rsid="00078a76"/>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fo:font-weight="bold" officeooo:rsid="001537de" style:font-weight-asian="bold" style:font-weight-complex="bold"/>
    </style:style>
    <style:style style:name="T14" style:family="text">
      <style:text-properties style:text-underline-style="none" fo:font-weight="bold" style:font-weight-asian="bold"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078a76" style:font-style-asian="italic" style:font-weight-asian="bold" style:font-style-complex="italic" style:font-weight-complex="bold"/>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officeooo:rsid="0007b1c3"/>
    </style:style>
    <style:style style:name="T19" style:family="text">
      <style:text-properties officeooo:rsid="0008a025"/>
    </style:style>
    <style:style style:name="T20" style:family="text">
      <style:text-properties officeooo:rsid="0008ac7b"/>
    </style:style>
    <style:style style:name="T21" style:family="text">
      <style:text-properties officeooo:rsid="000a4481"/>
    </style:style>
    <style:style style:name="T22" style:family="text">
      <style:text-properties officeooo:rsid="000b6ad5"/>
    </style:style>
    <style:style style:name="T23" style:family="text">
      <style:text-properties officeooo:rsid="000d52ee"/>
    </style:style>
    <style:style style:name="T24" style:family="text">
      <style:text-properties officeooo:rsid="000dda5e"/>
    </style:style>
    <style:style style:name="T25" style:family="text">
      <style:text-properties officeooo:rsid="000f6f94"/>
    </style:style>
    <style:style style:name="T26" style:family="text">
      <style:text-properties officeooo:rsid="00116b49"/>
    </style:style>
    <style:style style:name="T27" style:family="text">
      <style:text-properties officeooo:rsid="001194d5"/>
    </style:style>
    <style:style style:name="T28" style:family="text">
      <style:text-properties fo:background-color="#ffff00" loext:char-shading-value="0"/>
    </style:style>
    <style:style style:name="T29" style:family="text">
      <style:text-properties officeooo:rsid="001194d5" fo:background-color="#ffff00" loext:char-shading-value="0"/>
    </style:style>
    <style:style style:name="T30" style:family="text">
      <style:text-properties officeooo:rsid="0013e3eb"/>
    </style:style>
    <style:style style:name="T31" style:family="text">
      <style:text-properties officeooo:rsid="001537de"/>
    </style:style>
    <style:style style:name="T32" style:family="text">
      <style:text-properties officeooo:rsid="0015e2c8"/>
    </style:style>
    <style:style style:name="T33" style:family="text">
      <style:text-properties officeooo:rsid="001668dd"/>
    </style:style>
    <style:style style:name="T34" style:family="text">
      <style:text-properties fo:language="pl" fo:country="PL" officeooo:rsid="0015e2c8"/>
    </style:style>
    <style:style style:name="T35" style:family="text">
      <style:text-properties fo:language="pl" fo:country="PL" officeooo:rsid="001832f3"/>
    </style:style>
    <style:style style:name="T36" style:family="text">
      <style:text-properties fo:language="pl" fo:country="PL" fo:font-weight="bold" officeooo:rsid="001832f3" style:font-weight-asian="bold" style:font-weight-complex="bold"/>
    </style:style>
    <style:style style:name="T37" style:family="text">
      <style:text-properties fo:language="pl" fo:country="PL" fo:font-weight="bold" officeooo:rsid="001e7f38" style:font-weight-asian="bold" style:font-weight-complex="bold"/>
    </style:style>
    <style:style style:name="T38" style:family="text">
      <style:text-properties fo:language="pl" fo:country="PL" fo:font-weight="bold" officeooo:rsid="001ec821" style:font-weight-asian="bold" style:font-weight-complex="bold"/>
    </style:style>
    <style:style style:name="T39" style:family="text">
      <style:text-properties fo:language="pl" fo:country="PL" fo:font-weight="bold" officeooo:rsid="001dc940" style:font-weight-asian="bold" style:font-weight-complex="bold"/>
    </style:style>
    <style:style style:name="T40" style:family="text">
      <style:text-properties fo:language="pl" fo:country="PL" fo:font-weight="bold" officeooo:rsid="00285a1f" style:font-weight-asian="bold" style:font-weight-complex="bold"/>
    </style:style>
    <style:style style:name="T41" style:family="text">
      <style:text-properties fo:language="pl" fo:country="PL" officeooo:rsid="001668dd"/>
    </style:style>
    <style:style style:name="T42" style:family="text">
      <style:text-properties fo:language="pl" fo:country="PL" officeooo:rsid="00184f0c"/>
    </style:style>
    <style:style style:name="T43" style:family="text">
      <style:text-properties fo:language="pl" fo:country="PL" style:text-underline-style="solid" style:text-underline-width="auto" style:text-underline-color="font-color" fo:font-weight="bold" officeooo:rsid="00184f0c" style:font-weight-asian="bold" style:font-weight-complex="bold"/>
    </style:style>
    <style:style style:name="T44" style:family="text">
      <style:text-properties fo:language="pl" fo:country="PL" officeooo:rsid="0019acb3"/>
    </style:style>
    <style:style style:name="T45" style:family="text">
      <style:text-properties fo:language="pl" fo:country="PL" officeooo:rsid="001c29e9"/>
    </style:style>
    <style:style style:name="T46" style:family="text">
      <style:text-properties fo:language="pl" fo:country="PL" officeooo:rsid="001c782c"/>
    </style:style>
    <style:style style:name="T47" style:family="text">
      <style:text-properties fo:language="pl" fo:country="PL" officeooo:rsid="001dc940"/>
    </style:style>
    <style:style style:name="T48" style:family="text">
      <style:text-properties fo:language="pl" fo:country="PL" officeooo:rsid="001e7f38"/>
    </style:style>
    <style:style style:name="T49" style:family="text">
      <style:text-properties fo:language="pl" fo:country="PL" officeooo:rsid="001ec821"/>
    </style:style>
    <style:style style:name="T50" style:family="text">
      <style:text-properties fo:language="pl" fo:country="PL" officeooo:rsid="001f50ad"/>
    </style:style>
    <style:style style:name="T51" style:family="text">
      <style:text-properties fo:language="pl" fo:country="PL" officeooo:rsid="0020b54f"/>
    </style:style>
    <style:style style:name="T52" style:family="text">
      <style:text-properties fo:language="pl" fo:country="PL" officeooo:rsid="0020de23"/>
    </style:style>
    <style:style style:name="T53" style:family="text">
      <style:text-properties fo:language="pl" fo:country="PL" officeooo:rsid="00218310"/>
    </style:style>
    <style:style style:name="T54" style:family="text">
      <style:text-properties fo:language="pl" fo:country="PL" officeooo:rsid="00285a1f"/>
    </style:style>
    <style:style style:name="T55" style:family="text">
      <style:text-properties fo:language="pl" fo:country="PL" officeooo:rsid="00293f13"/>
    </style:style>
    <style:style style:name="T56" style:family="text">
      <style:text-properties fo:language="pl" fo:country="PL" officeooo:rsid="002a6ffa"/>
    </style:style>
    <style:style style:name="T57" style:family="text">
      <style:text-properties officeooo:rsid="001c782c"/>
    </style:style>
    <style:style style:name="T58" style:family="text">
      <style:text-properties officeooo:rsid="00293f13"/>
    </style:style>
    <style:style style:name="T59" style:family="text">
      <style:text-properties officeooo:rsid="002a6f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way to regenerate tropical forest is that it needed to go through successional process that would regenerate speces composition and ecosystem functions, lost due to disturbance. </text:p>
      <text:p text:style-name="Standard"/>
      <text:p text:style-name="Standard">The conviction that these processes are purely plant driven can no longer be held, as many examples of natural enemy action were presented from experiments in tropical forests.</text:p>
      <text:p text:style-name="Standard"/>
      <text:p text:style-name="Standard">In case of fast growing pioneer plants that set the stage for new regenerating communities studies <text:span text:style-name="T1">focusing on biotic interactions are largely</text:span> missing. <text:span text:style-name="T1">R</text:span>estoration practices assume regeneration of interactions but focus mainly at the plants, assuming <text:span text:style-name="T1">purely plant-driven</text:span> regulation of regeneration.</text:p>
      <text:p text:style-name="Standard"/>
      <text:p text:style-name="Standard">In our last study we set up a manipulative experiments in abandoned garden in lowland forest where we removed f I and p, removed p and added herb on replicated plots. We showed that fungi and insects have significant impact on pioneer vegetation richness and diversity, community and trait composition. <text:span text:style-name="T1">Cas</text:span>cading effects, <text:span text:style-name="T1">however,</text:span> were weak.</text:p>
      <text:p text:style-name="Standard"/>
      <text:p text:style-name="Standard">It is known however that ecological gradients can change this relationships. <text:span text:style-name="T2">Like in the example of Krishnadas. </text:span>One of the most prominent gradients studied in ecology are <text:span text:style-name="T1">altitude gradients</text:span>.</text:p>
      <text:p text:style-name="Standard"/>
      <text:p text:style-name="P1">Besides <text:span text:style-name="T1">key abiotic factors changing with elevation like, increasing sun radiation and precipitation</text:span> and <text:span text:style-name="T1">decreasing </text:span>temperature, <text:span text:style-name="T1">there are some global patterns showing</text:span> that suggest that temp does not control the strength of herbivore effects on plants that warmer conditions plant defen<text:span text:style-name="T1">s</text:span>es have more negative effects on herb and <text:span text:style-name="T1">(</text:span>cascading effects are stronger in both cold and warm conditions<text:span text:style-name="T1">)</text:span>. </text:p>
      <text:p text:style-name="P1"/>
      <text:p text:style-name="P2">Moreover gradient have nonlinear change in species richness and community composition which may further impact the effect st<text:span text:style-name="T2">r</text:span>ength. Predatory pressure of insectivorous birds incre<text:span text:style-name="T2">a</text:span>se along elevation and there are nearly no ants above 1700 m asl. This is a great potential for further exploring presented biotic factor effects to further hypothesize on their actions. </text:p>
      <text:p text:style-name="P2"/>
      <text:p text:style-name="P2">One of our main hypothesis was to test whether the effects of biotic factors are getting stronger with elevation. <text:span text:style-name="T3">We looked at woody plants, after first transient herbaceous stage.</text:span></text:p>
      <text:p text:style-name="Standard"/>
      <text:p text:style-name="Standard">Therefore we repeated our experiment at two additional mid (700) and high elevation (1900).</text:p>
      <text:p text:style-name="P4"/>
      <text:p text:style-name="P4">1. We found a nonlinear patterns with elevation. First striking founding was nearly no effects at the mid elevation. That was the only elevation where <text:span text:style-name="T4">insects</text:span> had effect on biomass (classic top down effect).</text:p>
      <text:p text:style-name="P3">2. Effects of insects are not negative on biomass (not the classic top-down) and only in Numba it is detrimental to bi<text:span text:style-name="T26">o</text:span>mass – but at the same time there is no other effects on richness nor diversity at mid elevation.</text:p>
      <text:p text:style-name="P4"><text:span text:style-name="T9">3. </text:span>But that was not reflected in any other descriptor for any other treatment. The other thing was that effects at the highest elev were similar to those at the low elevation. But at the low elevation additional herbivores were reducing biomass and richness of plants.</text:p>
      <text:p text:style-name="P5"><text:span text:style-name="T9">4</text:span><text:span text:style-name="T3">. Fungi positively affect richness and density of woody plants in L and H.</text:span></text:p>
      <text:p text:style-name="P5"/>
      <text:p text:style-name="P5"><text:span text:style-name="T9">5</text:span><text:span text:style-name="T3">. Birds and </text:span><text:span text:style-name="T9">bats had stronger effects on diversity, richness and density at the highest elevation – but correlation with insect effect is not as we anticipated.</text:span></text:p>
      <text:p text:style-name="Standard"/>
      <text:p text:style-name="Standard"><text:span text:style-name="T9">6. </text:span>Insects consistently changed community composition with some targeted plants being excluded from communities at each elevation. Fungi affected community composition at the highest elevation only.</text:p>
      <text:p text:style-name="P6"/>
      <text:p text:style-name="P6"><text:soft-page-break/><text:span text:style-name="T9">7. </text:span>At the <text:span text:style-name="T12">low</text:span> elevation insects: <text:span text:style-name="T10">(1) </text:span>reduce the dissimilarity between plants by <text:span text:style-name="T4">equalizing community compositio</text:span><text:span text:style-name="T5">n</text:span> and <text:span text:style-name="T10">(2) </text:span><text:span text:style-name="T4">reducing changes in dominance structure</text:span>. At the <text:span text:style-name="T12">mid</text:span> elevation, <text:span text:style-name="T10">the most species rich one,</text:span> <text:span text:style-name="T10">I,P,H+P all </text:span><text:span text:style-name="T4">reduce species turnover</text:span>. At the <text:span text:style-name="T12">highest</text:span> elevation this effect is opposite: I and <text:span text:style-name="T9">P</text:span> and <text:span text:style-name="T9">P+H</text:span> <text:span text:style-name="T14">increase turnover</text:span>.</text:p>
      <text:p text:style-name="P6"><text:span text:style-name="T10">8. </text:span>This is reflected somewhat in the community assembly <text:span text:style-name="T10">processes:</text:span> <text:span text:style-name="T10">Wanang has smallest number of species, and</text:span> <text:span text:style-name="T4">additional herbivores</text:span> not only <text:span text:style-name="T15">reduce</text:span><text:span text:style-name="T16">d</text:span><text:span text:style-name="T15"> biomass </text:span><text:span text:style-name="T16">which</text:span><text:span text:style-name="T15"> cause a significant shift from being deterministically divergent to random</text:span>.</text:p>
      <text:p text:style-name="P6"><text:span text:style-name="T10">9. </text:span>All other treatments showed similar trend but only p<text:span text:style-name="T10">redator treatment</text:span> was also significant. Similar but always significant trends were found at the highest elevation.</text:p>
      <text:p text:style-name="P6"><text:span text:style-name="T10">10. </text:span>And <text:span text:style-name="T4">only in Numb</text:span><text:span text:style-name="T5">a</text:span> these effects seemed to be random and biotic factors have no effect on <text:span text:style-name="T10">the </text:span>assembly <text:span text:style-name="T10">process </text:span>except for additional herbivores who increased determin<text:span text:style-name="T10">i</text:span>stic divergence, <text:span text:style-name="T10">whereas at other plots these effects lead to random community composition. This might be biased a little bit if we have a huge spatial variation between blocks, as it might be the case in Numba, but what is noticable is that we never get deterministically convergent composition, </text:span><text:span text:style-name="T18">but biotic factors tend to push it towards different trajectories that are probably contingent on the site local in</text:span><text:span text:style-name="T19">i</text:span><text:span text:style-name="T18">tial conditions.</text:span></text:p>
      <text:p text:style-name="P7"><text:span text:style-name="T18">11. </text:span>We see that effects are variable and mechanisms <text:span text:style-name="T19">happening </text:span>at each elevation:</text:p>
      <text:p text:style-name="P8"><text:span text:style-name="T12">Wanang</text:span>: <text:span text:style-name="T17">insects</text:span> <text:span text:style-name="T22">increase richness and diversity, ch</text:span><text:span text:style-name="T24">a</text:span><text:span text:style-name="T22">nge</text:span> community composition, reduce dissimilarity by reducing dominance structure changes (reduce gradient component), but have no strong effect on the assembly process, that remains deterministically divergent. Additional herbivores however, make it more random, <text:span text:style-name="T20">and this is also expressed by reduction of biomass. Striking lack of correlation between I and P, supporting the weak cascading effects hypothesis. </text:span><text:span text:style-name="T21">No correlation of F and I may suggest compensation. In case of compensation, cascading effects may not be present as well. </text:span><text:span text:style-name="T24">H and P but not I, affect the assembly process in a similar way – another evidence for weak cascading effects of predators.</text:span></text:p>
      <text:p text:style-name="P9"><text:span text:style-name="T12">Numba</text:span>: <text:span text:style-name="T23">insects reduce biomass, but have no effect on other characteristics. Change community composition through reduction of species turnover (probably larger pool of species). Assembly is rather random, but additional herbivores can make it more divergent.</text:span></text:p>
      <text:p text:style-name="P15"><text:span text:style-name="T24">Yawan: all treatments have some effects on diversity, richness an</text:span><text:span text:style-name="T25">d</text:span><text:span text:style-name="T24"> density, but not biomass. I, P, H+P increase species turnover and increase dissimilarity by making community more divergent.</text:span></text:p>
      <text:p text:style-name="P32"/>
      <text:p text:style-name="P10"><text:span text:style-name="T4">Conclusion</text:span>: We do not see strong cascading effects. But, at the high and mid elevation we observe positive correlation of the effects <text:span text:style-name="T26">that contradict assumptions from a classic top down cascades.</text:span> <text:span text:style-name="T26">While lack of correlation may suggest weak effects at the low and mid elevations, </text:span>at the highest elevation <text:span text:style-name="T27">predator exclusion</text:span> <text:span text:style-name="T11">have the same effect on vegetation as insecticide treatment</text:span>. This suggests that there may be top-down effect of predators, but it acts through some additional way: <text:span text:style-name="T4">perhaps intermediate predators</text:span>. <text:span text:style-name="T27">[</text:span><text:span text:style-name="T29">FIG</text:span><text:span text:style-name="T27">]</text:span></text:p>
      <text:p text:style-name="P13">Fungi seem to have stronger effects at the highest elevations, no compensation there either <text:span text:style-name="T30">(positive correlation)</text:span>. Whereas at the low elevation, there might be considerable compensation, that also results in weaker cascading effects [<text:span text:style-name="T28">FIG</text:span>]</text:p>
      <text:p text:style-name="P14"/>
      <text:p text:style-name="P14"><text:span text:style-name="T43">[???]</text:span><text:span text:style-name="T42"> </text:span>Why is Numba so different? Are dynamics only determined by <text:span text:style-name="T44">plant species </text:span>rich<text:span text:style-name="T44">ness</text:span>? LRR effects would certainly suggests that, but there are significant effects of insects on composition, and <text:span text:style-name="T30">that they are being</text:span> able to reduce turnover. <text:span text:style-name="T30">Sporadic correlation indicates some cascading effects but also with rather unexpected LRR correaltion (positive at least for biomass).</text:span></text:p>
      <text:p text:style-name="P7"/>
      <text:p text:style-name="P12">TRAITS</text:p>
      <text:p text:style-name="Standard"/>
      <text:p text:style-name="Standard"><text:span text:style-name="T31">1</text:span>. CWM for SLA and Water content are <text:span text:style-name="T12">closely related to richness</text:span>. This may suggest that trait composition is determined through competition between plants and biotic factors only affect rich<text:span text:style-name="T31">ness, despite of the plant traits</text:span>.</text:p>
      <text:p text:style-name="Standard"/>
      <text:p text:style-name="P23"><text:soft-page-break/><text:span text:style-name="T32">2</text:span><text:span text:style-name="T31">. Can we predict the </text:span><text:span text:style-name="T32">LRR of a</text:span><text:span text:style-name="T31"> biotic factor using traits, </text:span><text:span text:style-name="T32">biomass and </text:span><text:span text:style-name="T31">? - </text:span><text:span text:style-name="T13">we would need CWM from the treatment</text:span><text:span text:style-name="T31">. </text:span>LRR was affected by ??? <text:span text:style-name="T32">richness, biomass ???. </text:span>Higher control biomass more positive LRR (lower biomass at the insecticide treatment plot)???</text:p>
      <text:p text:style-name="P23"/>
      <text:p text:style-name="P23"><text:span text:style-name="T32">3. </text:span>Biomass, richness <text:span text:style-name="T32">and abundance </text:span>may affect the responses of communities and individual species. Can traits predict <text:span text:style-name="T32">individual </text:span>species responses? [Check what delta bio is?]. <text:span text:style-name="T45">We controll for the other possible predictors: biomass, richness, flexibility of plants, and location.</text:span></text:p>
      <text:p text:style-name="P24"><text:span text:style-name="T36">SLA</text:span><text:span text:style-name="T35">: </text:span></text:p>
      <text:p text:style-name="P24">Only in case of predator <text:span text:style-name="T32">exclusion </text:span><text:span text:style-name="T35">individual species’ </text:span><text:span text:style-name="T32">traits showed some responses. These</text:span><text:span text:style-name="T34"> </text:span><text:span text:style-name="T35">patterns were different at each</text:span><text:span text:style-name="T32"> </text:span><text:span text:style-name="T34">elev</text:span><text:span text:style-name="T35">ati</text:span><text:span text:style-name="T34">on</text:span><text:span text:style-name="T32">. </text:span><text:span text:style-name="T35">In </text:span><text:span text:style-name="T36">Wanang</text:span><text:span text:style-name="T35"> plants with both high and loc SLA values experienced positive effects of predator presence, wiht average plants being more strongly suppressed. </text:span></text:p>
      <text:p text:style-name="P24"><text:span text:style-name="T32">In </text:span><text:span text:style-name="T6">N</text:span><text:span text:style-name="T7">umba</text:span><text:span text:style-name="T32"> almost all plants experienced </text:span><text:span text:style-name="T33">negative effects in the presence of predators, least </text:span><text:span text:style-name="T41">neg</text:span><text:span text:style-name="T35">a</text:span><text:span text:style-name="T41">tive</text:span><text:span text:style-name="T33"> were average sla vaued platns. In </text:span><text:span text:style-name="T6">Yawan</text:span><text:span text:style-name="T33"> positive response to predators showed low SLA species, they were probably protected from insects.</text:span> and <text:span text:style-name="T32">in case of </text:span>additional herbivores and water content ther are effects that differ between the elevations.</text:p>
      <text:p text:style-name="P25"/>
      <text:p text:style-name="P25"><text:span text:style-name="T4">WATER CONTENT</text:span>:</text:p>
      <text:p text:style-name="P25">Fungicide and H+P affected. <text:span text:style-name="T57">Increase in water content resulted in positive effects of fungi. The opposite was true for H+P with Wanang being an exception. There H+P was promoting high water content plants (that treatement caused reduction in biomass in W).</text:span></text:p>
      <text:p text:style-name="Standard"/>
      <text:p text:style-name="P26">There are differences in the lrr of P, F, H+P, where LRR is generally lower in Numba for F and P, and opposite to P for P+H, which is predictable, but suprisingly, these effects were not correlated (LRR correlation) which suggests that additional herbivores had some impact and coaused some great increase in biomass for some plants.</text:p>
      <text:p text:style-name="P26"/>
      <text:p text:style-name="Standard"/>
      <text:p text:style-name="P11">What <text:span text:style-name="T31">does </text:span>it all means?</text:p>
      <text:p text:style-name="P16">- More loose ends here, many unknowns, many possible co-occurring mechanisms that obfuscate conclusions, <text:span text:style-name="T33">some conclusions are contradicting.</text:span></text:p>
      <text:p text:style-name="P16">- Biomass accumulates slower at the highest elevations.</text:p>
      <text:p text:style-name="P22">- Biomass is correlated with s<text:span text:style-name="T21">p</text:span> richness. At <text:span text:style-name="T4">I,P,P+I</text:span>. But not in the control <text:span text:style-name="T21">and fungi</text:span>. This indicates that insects control rich<text:span text:style-name="T21">ne</text:span>ss through reduced biomass <text:span text:style-name="T21">or reduce biomass through richness</text:span>?</text:p>
      <text:p text:style-name="P16">- <text:span text:style-name="T46">At least in W and Y insects affect richness. In Numba insetcts also reduce plant biomass, and reduce species turnover.</text:span></text:p>
      <text:p text:style-name="P16"><text:span text:style-name="T46">- In Wanang, saturation with insects may be present – addition under predator exclosure is visible. Additional herbivores partially use traits and target plants with low water content, or stimulate high water content platns to growth. But generally they </text:span><text:span text:style-name="T47">reduce plant biomass.</text:span></text:p>
      <text:p text:style-name="P27"/>
      <text:p text:style-name="P27"/>
      <text:p text:style-name="P27"/>
      <text:p text:style-name="P27"/>
      <text:p text:style-name="P27"/>
      <text:p text:style-name="P27"/>
      <text:p text:style-name="P33">Title: Biotic Factors and Elevation Effects on Tropical Forest Regeneration: Insights from Experimental Studies</text:p>
      <text:p text:style-name="P27"/>
      <text:p text:style-name="P27">Introduction:</text:p>
      <text:p text:style-name="P30"/>
      <text:p text:style-name="P17"><text:span text:style-name="T48">[</text:span><text:span text:style-name="T37">TITLE</text:span><text:span text:style-name="T48">] </text:span></text:p>
      <text:p text:style-name="P28">Good morning/afternoon, ladies and gentlemen. Today, I will be discussing the topic of tropical forest regeneration and the role of biotic factors in this process. </text:p>
      <text:p text:style-name="P28"/>
      <text:p text:style-name="P20"><text:span text:style-name="T48">[</text:span><text:span text:style-name="T37">REGEN</text:span><text:span text:style-name="T48">] </text:span><text:span text:style-name="T47">It has long been believed that plant-driven processes alone govern the regeneration of tropical forests. </text:span><text:span text:style-name="T55">Restoration</text:span><text:span text:style-name="T47"> aim to restore species composition and ecosystem functions that were lost due to disturbances. Traditionally, the focus was solely on </text:span><text:span text:style-name="T39">plant-driven regeneration </text:span><text:span text:style-name="T54">This is reflected in the regeneration models like FORMIND </text:span><text:span text:style-name="T55">and the use of static parameters for inter-species interactions.</text:span><text:span text:style-name="T54"> </text:span><text:span text:style-name="T47">However, recent research has shed light on the influence of natural enemies and other biotic factors in shaping the composition and functions of these ecosystems.</text:span></text:p>
      <text:p text:style-name="P34"/>
      <text:p text:style-name="P19"><text:span text:style-name="T54">[</text:span><text:span text:style-name="T40">SLIDE</text:span><text:span text:style-name="T54">] </text:span><text:span text:style-name="T49">In our </text:span><text:span text:style-name="T55">first</text:span><text:span text:style-name="T49"> experiment </text:span><text:span text:style-name="T55">on pioneering vegetation in PNG we</text:span><text:span text:style-name="T47"> explore</text:span><text:span text:style-name="T49">d</text:span><text:span text:style-name="T47"> the influence of biotic factors </text:span><text:span text:style-name="T55">by </text:span><text:span text:style-name="T47">set</text:span><text:span text:style-name="T55">ting</text:span><text:span text:style-name="T47"> up a manipulative experiment in an abandoned garden</text:span><text:span text:style-name="T48">s</text:span><text:span text:style-name="T47"> within a lowland forest. We established replicated plots and implemented different treatments. Specifically, we removed fungi <text:s/>insects, </text:span><text:span text:style-name="T54">predators</text:span><text:span text:style-name="T47">, and </text:span><text:span text:style-name="T54">we </text:span><text:span text:style-name="T47">added herbivores </text:span><text:span text:style-name="T55">using locally most abundant weevil</text:span><text:span text:style-name="T47">. By observing the responses of pioneer vegetation in these treatments, we gained insights into the impacts of biotic factors </text:span><text:span text:style-name="T55">specifically insects positive effects on</text:span><text:span text:style-name="T47"> diversity, </text:span><text:span text:style-name="T55">fungi on density. Insects were also filtering plants based on their traits and tend to exclud ehigh SLA plants.</text:span></text:p>
      <text:p text:style-name="P27"/>
      <text:p text:style-name="P18"><text:span text:style-name="T49">[</text:span><text:span text:style-name="T38">ELEVATION</text:span><text:span text:style-name="T49">] </text:span><text:span text:style-name="T47">Elevation and Its Effects:</text:span></text:p>
      <text:p text:style-name="P29"><text:span text:style-name="T58">Ecological studies</text:span> <text:span text:style-name="T58">recently also </text:span>recognize<text:span text:style-name="T58">d</text:span> the importance of ecological gradients, such as <text:span text:style-name="T59">temperature, precipitation or</text:span> altitude <text:span text:style-name="T58">in</text:span> influencing biotic interactions <text:span text:style-name="T59">and ecological processes. </text:span></text:p>
      <text:p text:style-name="P29"/>
      <text:p text:style-name="P29"><text:span text:style-name="T59">[</text:span><text:span text:style-name="T8">ALTITUDE</text:span><text:span text:style-name="T59">] </text:span>Altitude gradients are known to bring about changes in key abiotic factors, including temperature, sun radiation, and precipitation. <text:span text:style-name="T59">This however can cause linear and nonlinear patterns in ecological phenomenons.</text:span></text:p>
      <text:p text:style-name="P31"/>
      <text:p text:style-name="P16"><text:span text:style-name="T49">[</text:span><text:span text:style-name="T38">EXTENDEDED EXPERINMENT</text:span><text:span text:style-name="T49">] </text:span><text:span text:style-name="T47">Experimental Design:</text:span></text:p>
      <text:p text:style-name="P21"><text:span text:style-name="T47">In our </text:span><text:span text:style-name="T49">new </text:span><text:span text:style-name="T47">study, we sought to investigate the impact of biotic interactions on the regeneration of fast-growing pioneer plants and how these effects vary with elevation. </text:span><text:span text:style-name="T56">We stated three hypoitheses: … </text:span></text:p>
      <text:p text:style-name="P21"><text:span text:style-name="T47">We focused on woody plants after the initial herbaceous stage </text:span><text:span text:style-name="T56">of succession</text:span><text:span text:style-name="T47">. </text:span></text:p>
      <text:p text:style-name="P29"/>
      <text:p text:style-name="P29">Here are the key findings from our study:</text:p>
      <text:p text:style-name="P27">1. Nonlinear Patterns: We observed a nonlinear relationship between elevation and the effects of biotic factors. Surprisingly, at mid-elevation, there were minimal effects observed, and insects had a significant impact on biomass, indicating a classic top-down effect, without affecting richness or diversity.</text:p>
      <text:p text:style-name="P16"><text:span text:style-name="T50">2</text:span><text:span text:style-name="T47">. The effects at the highest elevation were similar to those at the lowest elevation. At the low elevation, additional herbivores reduced biomass and richness of plants.</text:span></text:p>
      <text:p text:style-name="P27">4. Fungi's Influence: Fungi had a positive effect on richness and density of woody plants at both low and high elevations.</text:p>
      <text:p text:style-name="P16"><text:span text:style-name="T47">5. Avian and Bat Effects: Birds and bats had stronger effects on diversity, richness, and density at the highest elevation. However, the correlation with insect effects did not match our initial expectations </text:span><text:span text:style-name="T50">i.e., at the high elevation correlation of the insect effects and predator effects should be negatively correlated according to a classical top-down cascading control.</text:span></text:p>
      <text:p text:style-name="P27"><text:soft-page-break/>6. Community Composition: Insects consistently altered community composition, excluding certain targeted plants at each elevation. Fungi, on the other hand, affected community composition only at the highest elevation.</text:p>
      <text:p text:style-name="P27"/>
      <text:p text:style-name="P27">7. Assembly Processes: Insects at low elevation reduced dissimilarity between plants by equalizing community composition. At the mid-elevation, all treatments reduced species turnover, while at the highest elevation, insects and additional herbivores increased turnover.</text:p>
      <text:p text:style-name="P27"/>
      <text:p text:style-name="P16"><text:span text:style-name="T47">8. Community Assembly: The assembly process in Wanang, the plot with the smallest species number, shifted from deterministically divergent to random under the influence of additional herbivores. </text:span><text:span text:style-name="T50">Numba showed random assembly process, that was changed by additional herbivores towards deterministically divergent. Yawan was similar to Wanang with a difference that all treatment effects were significant in making the community more deteministically divergent.</text:span></text:p>
      <text:p text:style-name="P27"/>
      <text:p text:style-name="P16"><text:span text:style-name="T47">9. Trait Relationships: </text:span><text:span text:style-name="T53">Certain </text:span><text:span text:style-name="T47">traits, such as specific leaf area (SLA) and water content </text:span><text:span text:style-name="T53">at the community levle</text:span><text:span text:style-name="T47">, were closely related to richness. </text:span><text:span text:style-name="T53">This may suggest</text:span><text:span text:style-name="T47">, </text:span><text:span text:style-name="T53">the the </text:span><text:span text:style-name="T47">trait composition appeared to be determined through competition between plants, while biotic factors mainly affected richness.</text:span></text:p>
      <text:p text:style-name="P27"/>
      <text:p text:style-name="P16"><text:span text:style-name="T47">10. Individual Species Responses: We examined if traits could predict individual species responses. SLA showed varying responses to predator presence across elevations, with different patterns observed in Wanang, Numba, and Yawan. Water content also exhibited differential effects depending on the treatments and elevation. </text:span><text:span text:style-name="T52">Specifically additional herbivores seem to promote high water content plants (maybe compensating for the damage).</text:span></text:p>
      <text:p text:style-name="P27"/>
      <text:p text:style-name="P27">Conclusions and Implications:</text:p>
      <text:p text:style-name="P16"><text:span text:style-name="T47">In conclusion, our study provides valuable insights into the complex dynamics of tropical forest regeneration and the role of biotic factors along elevation gradients. Although strong cascading effects were not observed, there were intriguing correlations between the effects of predators, fungi, and herbivores. The influence of biotic factors appeared to vary at different elevations, with elevation-specific responses and interactions. </text:span><text:span text:style-name="T51">But from <text:s/>our design it is difficult to tease apart effect of herbivores on biomass, richness and traits. Predator exclusion seem to affect traits, and effects of insects seem to be determined more by biomass and richness. </text:span><text:span text:style-name="T47">These findings suggest the involvement of intermediate predators and the possibility of additional mechanisms at play.</text:span></text:p>
      <text:p text:style-name="P27"/>
      <text:p text:style-name="P27">This research expands our understanding of the factors driving tropical forest regeneration, emphasizing the need to consider the broader ecological context and the intricate web of biotic interactions. Further exploration and investigation are required to unravel the complexities of these interactions and their implications for tropical forest restoration and conservation.</text:p>
      <text:p text:style-name="P27"/>
      <text:p text:style-name="P27">Thank you for your attention, and I would be happy to address any questions you may have.</text:p>
      <text:p text:style-name="P27"/>
      <text:p text:style-name="P27"/>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6.2$Windows_X86_64 LibreOffice_project/144abb84a525d8e30c9dbbefa69cbbf2d8d4ae3b</meta:generator>
    <dc:date>2023-06-21T08:39:34.148000000</dc:date>
    <meta:editing-duration>PT6H34M32S</meta:editing-duration>
    <meta:editing-cycles>36</meta:editing-cycles>
    <meta:document-statistic meta:table-count="0" meta:image-count="0" meta:object-count="0" meta:page-count="5" meta:paragraph-count="68" meta:word-count="2407" meta:character-count="16151" meta:non-whitespace-character-count="13796"/>
  </office:meta>
</office:document-meta>
</file>